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829000004450CC4F751.png"/>
  <manifest:file-entry manifest:media-type="image/png" manifest:full-path="Pictures/10000201000000C900000069D8B5756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pitch="variable" style:font-charset="x-symbol"/>
    <style:font-face style:name="Tahoma1" svg:font-family="Tahoma, Lucidasans, 'Lucida Sans', 'Arial Unicode MS'"/>
    <style:font-face style:name="Nimbus Mono L" svg:font-family="'Nimbus Mono L'" style:font-adornments="Predeterminado" style:font-pitch="fixed"/>
    <style:font-face style:name="Courier New" svg:font-family="'Courier New'" style:font-family-generic="modern" style:font-pitch="fixed"/>
    <style:font-face style:name="Bitstream Vera Sans1" svg:font-family="'Bitstream Vera Sans'" style:font-pitch="variable"/>
    <style:font-face style:name="Mincho" svg:font-family="Mincho" style:font-pitch="variable"/>
    <style:font-face style:name="Nimbus Roman No9 L1" svg:font-family="'Nimbus Roman No9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automatic-styles>
    <style:style style:name="Tabla3" style:family="table">
      <style:table-properties style:width="12.751cm" table:align="margins"/>
    </style:style>
    <style:style style:name="Tabla3.A" style:family="table-column">
      <style:table-column-properties style:column-width="4.533cm" style:rel-column-width="23299*"/>
    </style:style>
    <style:style style:name="Tabla3.B" style:family="table-column">
      <style:table-column-properties style:column-width="8.218cm" style:rel-column-width="42236*"/>
    </style:style>
    <style:style style:name="P1"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Standard">
      <style:text-properties style:font-name="Nimbus Roman No9 L1"/>
    </style:style>
    <style:style style:name="P3" style:family="paragraph" style:parent-style-name="Standard">
      <style:text-properties style:font-name="Nimbus Roman No9 L1" fo:font-size="10.5pt" style:font-size-asian="10.5pt" style:font-size-complex="10.5pt"/>
    </style:style>
    <style:style style:name="P4" style:family="paragraph" style:parent-style-name="Standard">
      <style:text-properties style:font-name="Nimbus Roman No9 L1" fo:font-size="10.5pt" fo:letter-spacing="-0.004cm" style:letter-kerning="true"/>
    </style:style>
    <style:style style:name="P5" style:family="paragraph" style:parent-style-name="Standard">
      <style:text-properties style:font-name="Nimbus Roman No9 L1" fo:language="es" fo:country="ES"/>
    </style:style>
    <style:style style:name="P6" style:family="paragraph" style:parent-style-name="Standard">
      <style:text-properties style:font-name="Nimbus Roman No9 L1" fo:letter-spacing="-0.007cm" style:letter-kerning="true"/>
    </style:style>
    <style:style style:name="P7" style:family="paragraph" style:parent-style-name="Header">
      <style:paragraph-properties fo:margin-left="0cm" fo:margin-right="0cm" fo:line-height="100%" fo:text-indent="0cm" style:auto-text-indent="false">
        <style:tab-stops>
          <style:tab-stop style:position="6.403cm" style:type="center"/>
          <style:tab-stop style:position="12.654cm" style:type="right"/>
          <style:tab-stop style:position="16.999cm" style:type="right"/>
        </style:tab-stops>
      </style:paragraph-properties>
    </style:style>
    <style:style style:name="P8" style:family="paragraph" style:parent-style-name="Header">
      <style:paragraph-properties fo:margin-left="0cm" fo:margin-right="0cm" fo:line-height="100%" fo:text-indent="0cm" style:auto-text-indent="false">
        <style:tab-stops>
          <style:tab-stop style:position="6.481cm" style:type="center"/>
          <style:tab-stop style:position="12.693cm" style:type="right"/>
          <style:tab-stop style:position="16.999cm" style:type="right"/>
        </style:tab-stops>
      </style:paragraph-properties>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indent="0cm" style:auto-text-indent="false"/>
      <style:text-properties style:font-name="Nimbus Roman No9 L1"/>
    </style:style>
    <style:style style:name="P11" style:family="paragraph" style:parent-style-name="IGLUES._20_Parrafo">
      <style:text-properties style:font-name="Nimbus Roman No9 L1" fo:font-size="10.5pt" style:font-size-asian="10.5pt" style:font-size-complex="10.5pt"/>
    </style:style>
    <style:style style:name="P12" style:family="paragraph" style:parent-style-name="IGLUES._20_Capitulo_20_1" style:list-style-name="L1"/>
    <style:style style:name="P13" style:family="paragraph" style:parent-style-name="IGLUES._20_Capitulo_20_1" style:list-style-name="L2"/>
    <style:style style:name="P14" style:family="paragraph" style:parent-style-name="IGLUES._20_Capitulo_20_1" style:list-style-name="L4"/>
    <style:style style:name="P15" style:family="paragraph" style:parent-style-name="IGLUES._20_Capitulo_20_1" style:list-style-name="L5"/>
    <style:style style:name="P16" style:family="paragraph" style:parent-style-name="IGLUES._20_Capitulo_20_1" style:list-style-name="L6"/>
    <style:style style:name="P17" style:family="paragraph" style:parent-style-name="Title" style:master-page-name="iglues_5f_1_20_Portadilla">
      <style:paragraph-properties style:page-number="auto"/>
    </style:style>
    <style:style style:name="P18" style:family="paragraph" style:parent-style-name="Title" style:master-page-name="iglues_5f_2_20_Capitulo_20_-_20_primera_20_pagina">
      <style:paragraph-properties style:page-number="auto"/>
    </style:style>
    <style:style style:name="P19" style:family="paragraph" style:parent-style-name="IGLUES._20_Lista" style:list-style-name="L3"/>
    <style:style style:name="P20" style:family="paragraph" style:parent-style-name="IGLUES._20_Lista" style:list-style-name="L7"/>
    <style:style style:name="P21" style:family="paragraph" style:parent-style-name="IGLUES._20_Parrafo" style:list-style-name="L6"/>
    <style:style style:name="P22" style:family="paragraph" style:parent-style-name="Standard" style:list-style-name="L1">
      <style:text-properties style:font-name="Nimbus Roman No9 L1"/>
    </style:style>
    <style:style style:name="P23" style:family="paragraph" style:parent-style-name="Standard" style:list-style-name="L2">
      <style:text-properties style:font-name="Nimbus Roman No9 L1"/>
    </style:style>
    <style:style style:name="P24" style:family="paragraph" style:parent-style-name="Standard" style:list-style-name="L4">
      <style:text-properties style:font-name="Nimbus Roman No9 L1"/>
    </style:style>
    <style:style style:name="P25" style:family="paragraph" style:parent-style-name="Standard" style:list-style-name="L5">
      <style:text-properties style:font-name="Nimbus Roman No9 L1"/>
    </style:style>
    <style:style style:name="P26" style:family="paragraph" style:parent-style-name="Standard" style:master-page-name="iglues_5f_0_20_blanca">
      <style:paragraph-properties style:page-number="auto"/>
    </style:style>
    <style:style style:name="T1" style:family="text">
      <style:text-properties fo:font-size="12pt" fo:font-weight="bold" style:font-size-asian="12pt" style:font-weight-asian="bold" style:font-size-complex="12pt" style:font-weight-complex="bold"/>
    </style:style>
    <style:style style:name="T2" style:family="text">
      <style:text-properties style:font-name="Nimbus Roman No9 L1"/>
    </style:style>
    <style:style style:name="T3" style:family="text">
      <style:text-properties style:font-name="Nimbus Roman No9 L1" style:font-name-asian="Nimbus Roman No9 L1" style:font-name-complex="Nimbus Roman No9 L1"/>
    </style:style>
    <style:style style:name="T4" style:family="text">
      <style:text-properties style:font-name="Nimbus Roman No9 L1" fo:font-size="14pt" style:font-name-asian="Nimbus Roman No9 L1" style:font-size-asian="14pt" style:font-name-complex="Nimbus Roman No9 L1" style:font-size-complex="14pt"/>
    </style:style>
    <style:style style:name="T5" style:family="text">
      <style:text-properties style:font-name="Nimbus Roman No9 L1" fo:font-size="10.5pt" style:font-name-asian="Nimbus Roman No9 L1" style:font-size-asian="10.5pt" style:font-name-complex="Nimbus Roman No9 L1" style:font-size-complex="10.5pt"/>
    </style:style>
    <style:style style:name="T6" style:family="text">
      <style:text-properties style:font-name="Nimbus Roman No9 L1" fo:language="es" fo:country="ES"/>
    </style:style>
    <style:style style:name="T7" style:family="text">
      <style:text-properties fo:language="es" fo:country="ES"/>
    </style:style>
    <style:style style:name="T8" style:family="text">
      <style:text-properties fo:letter-spacing="-0.004cm" style:letter-kerning="true"/>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background-image/>
        <style:columns fo:column-count="1" fo:column-gap="0cm"/>
      </style:graphic-properties>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text:style-name="Numbering_20_Symbols"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
      <text:list-level-style-number text:level="1" text:style-name="Numbering_20_Symbols" style:num-suffix="." style:num-format="1" text:start-value="3">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number text:level="1" text:style-name="Numbering_20_Symbols" style:num-suffix="."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number text:level="1" text:style-name="Numbering_20_Symbols" style:num-suffix="." style:num-format="1" text:start-value="5">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title>Presentación</text:title></text:p>
      <text:p text:style-name="Subtitle"><text:subject>Iniciativa de Gestión Libre y Universal para Empresas y Sociedades</text:subject></text:p>
      <text:p text:style-name="Standard"/>
      <text:p text:style-name="Signature"><text:user-defined text:name="Info 1">IGLUES</text:user-defined></text:p>
      <text:p text:style-name="Standard"/>
      <text:p text:style-name="Standard"/>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Centrado">Este artículo puede ser copiado y distribuido en las condiciones de la licencia GNU para documentación libre, GFDL (http://www.gnu.org/copyleft/fdl.html)</text:p>
      <text:p text:style-name="P26"/>
      <text:p text:style-name="Standard"/>
      <text:p text:style-name="Standard"/>
      <text:p text:style-name="P18"><text:title>Presentación</text:title></text:p>
      <text:p text:style-name="Subtitle"><text:subject>Iniciativa de Gestión Libre y Universal para Empresas y Sociedades</text:subject></text:p>
      <text:p text:style-name="Signature"><text:user-defined text:name="Info 1">IGLUES</text:user-defined></text:p>
      <text:p text:style-name="P3"/>
      <text:p text:style-name="Standard"/>
      <text:list xml:id="list1877900977" text:style-name="L1">
        <text:list-item>
          <text:p text:style-name="P12">Qué es IGLUES</text:p>
          <text:p text:style-name="P22"/>
        </text:list-item>
      </text:list>
      <text:p text:style-name="P2">IGLUES es una asociación sin ánimo de lucro formada por desarrolladores y usuarios cuyo objetivo común es la promoción y desarrollo de software empresarial abierto y libre.</text:p>
      <text:p text:style-name="Standard"><text:span text:style-name="T2">El funcionamiento de la asociación es totalmente transparente y público dado que toda la información está disponible en nuestro sitio </text:span><text:span text:style-name="T6">web</text:span><text:span text:style-name="T2"> (</text:span><text:a xlink:type="simple" xlink:href="http://www.iglues.org/"><text:span text:style-name="T6">http</text:span></text:a><text:a xlink:type="simple" xlink:href="http://www.iglues.org/"><text:span text:style-name="T2">://</text:span></text:a><text:a xlink:type="simple" xlink:href="http://www.iglues.org/"><text:span text:style-name="T6">www.iglues.org</text:span></text:a><text:span text:style-name="T2">) y el mecanismo principal de comunicación es la lista de correo cuyos contenidos son accesibles por cualquiera ya sea por </text:span><text:span text:style-name="T6">suscripción</text:span><text:span text:style-name="T2"> a la lista o mediante el interfaz web de consulta. A su vez tanto las reuniones de Junta directiva de la asociación como las asambleas, son públicas y se puede asistir a ellas ya sea físicamente “in situ” o bien a través de </text:span><text:span text:style-name="T6">Internet.</text:span></text:p>
      <text:p text:style-name="P2">Aunque los objetivos de la asociación son muy amplios actualmente estamos centrando nuestro esfuerzo en el desarrollo, difusión y promoción de una aplicación empresarial, <text:span text:style-name="T7">BulmaGés</text:span>, que pretende cubrir las necesidades de la gestión de la pequeña y mediana empresa.</text:p>
      <text:p text:style-name="P2">No obstante, la adhesión de nuevos miembros a la asociación ha hecho que se adscriban a nuestro proyecto otras aplicaciones como <text:span text:style-name="T7">Reports</text:span> o <text:span text:style-name="T7">GestiONG.</text:span></text:p>
      <text:p text:style-name="P5"/>
      <text:list xml:id="list418504240" text:style-name="L2">
        <text:list-item>
          <text:p text:style-name="P13">Qué es el software libre</text:p>
          <text:p text:style-name="P23"/>
        </text:list-item>
      </text:list>
      <text:p text:style-name="P2"><text:soft-page-break/>En líneas generales y sin entrar en la totalidad de los detalles del término “Software Libre”, podemos afirmar que software libre es aquel que cumple las siguientes condiciones:</text:p>
      <text:list xml:id="list330675236" text:style-name="L3">
        <text:list-item>
          <text:p text:style-name="P19">El código fuente de los programas es abierto y se distribuye con el propio programa.</text:p>
        </text:list-item>
        <text:list-item>
          <text:p text:style-name="P19">La licencia del programa permite la modificación de éste.</text:p>
        </text:list-item>
        <text:list-item>
          <text:p text:style-name="P19">La licencia del programa permite la copia y distribución de ese programa.</text:p>
        </text:list-item>
      </text:list>
      <text:p text:style-name="P2">Resumiendo, que una aplicación libre es aquella que permite al que la adquiere (de forma gratuita o no) tener acceso al código fuente del programa y modificarlo según sus criterios y necesidades.</text:p>
      <text:p text:style-name="P2"/>
      <text:list xml:id="list944043239" text:style-name="L4">
        <text:list-item>
          <text:p text:style-name="P14"><text:span text:style-name="T7">Ámbito</text:span> del software empresarial libre</text:p>
          <text:p text:style-name="P24"/>
        </text:list-item>
      </text:list>
      <text:p text:style-name="P2">La necesidad de herramientas de software libres se hace patente en dos grupos empresariales. De una parte la pequeña y mediana empresa como consumidor de este software y de otra las pequeñas empresas de software e informáticos autónomos.</text:p>
      <text:p text:style-name="P4">La pequeña y mediana empresa necesita de herramientas informatizadas de gestión de igual forma que las grandes corporaciones, pero con el inconveniente de no tener la capacidad económica de aquellas. Ello limita sus posibilidades a aplicaciones de gestión genéricas y según el modelo de licencia de uso tradicional que no permite su modificación si no es por parte del autor. Ello implica que, si el autor no puede o no quiere realizar las adaptaciones necesarias, el empresario no tiene más opción que escoger entre las herramientas de gestión aquella que sea menos ajena a su modelo de negocio.</text:p>
      <text:p text:style-name="P6">Las empresas de informática que dan servicios a la PYME suelen ser empresas locales sin los recursos necesarios para el desarrollo de una aplicación de gestión a medida para cada cliente. Por ello, igual como <text:span text:style-name="T7">comentábamos</text:span> en las empresas, deben recurrir a recomendar entre el software existente aquel que sea menos ajeno al modelo de negocio de cada cliente, sabiendo de antemano que su capacidad de dar soporte sobre dichos productos y su <text:span text:style-name="T7">posibilidad</text:span> de negocio quedan limitados por la licencia del software escogido.</text:p>
      <text:p text:style-name="IGLUES._20_Parrafo">Nuestro proyecto de software libre empresarial intenta dar una solución global al problema común de ambos grupos. Al desarrollar unas <text:span text:style-name="T7">herramientas</text:span> de gestión libres proporcionamos a la PYME un <text:span text:style-name="T7">software</text:span> que puede adaptar a las necesidades propias de cada empresa concreta. <text:s/>Por otra parte proporcionamos a las empresas de informática un softw<text:span text:style-name="T8">are en el cual podrán participar más allá de la comisión por la </text:span><text:soft-page-break/><text:span text:style-name="T8">venta de un producto, pudiendo ofrecer a sus clientes servicios de soporte, adaptación y desarrollo.</text:span></text:p>
      <text:p text:style-name="IGLUES._20_Parrafo"/>
      <text:list xml:id="list765215461" text:style-name="L5">
        <text:list-item>
          <text:p text:style-name="P15">BulmaGés, nuestro proyecto de software empresarial libre</text:p>
          <text:p text:style-name="P25"/>
        </text:list-item>
      </text:list>
      <text:p text:style-name="P2">BulmaGés es una aplicación modular que pretende cubrir las necesidades básicas de cualquier pequeña y mediana empresa.</text:p>
      <text:p text:style-name="P2">Actualmente está desarrollada totalmente la aplicación de contabilidad (<text:span text:style-name="T7">BulmaConta</text:span>) y en fase de desarrollo el programa de facturación (<text:span text:style-name="T7">BulmaFact</text:span>). También existe una herramienta para sincronización y traspaso de datos con otra facturación libre llamada Galopín. Actualmente estamos estudiando también el desarrollo de un TPV integrado en la facturación. Una vez acabada la aplicación está tendrá un módulo más para poder denominarse ERP que será el módulo de nóminas y seguridad social. </text:p>
      <text:p text:style-name="P2">Aunque todas estas aplicaciones están pensadas para funcionar como una <text:span text:style-name="T7">sola</text:span>, su modularidad permite que <text:span text:style-name="T7">funcione</text:span> cada una de forma independiente, facilitando así la migración progresiva desde otras aplicaciones o la adopción sólo de aquellas que sean necesarias para la empresa.</text:p>
      <text:p text:style-name="P2">BulmaGés es software libre y está liberado bajo licencia GPL, se puede obtener de forma gratuita a través de I<text:span text:style-name="T7">nternet</text:span> así como el código fuente de la totalidad de la aplicación.</text:p>
      <text:p text:style-name="P2">Aunque la aplicación está en fase de desarrollo existe interés por parte de empresas de software, empresas, asociaciones de empresarios y asociaciones de software libre. Todo ello se hace patente en artículos de revistas informáticas (Mundo Linux, Todo Linux), y las numerosas invitaciones a eventos de software libre recibidas y en las que se ha participado a lo largo del pasado año 2004 y las que ya se han solicitado para el 2005.</text:p>
      <text:list xml:id="list1803913324" text:style-name="L6">
        <text:list-item>
          <text:p text:style-name="P16">Qué necesidades tiene actualmente la asociación IGLUES</text:p>
          <text:p text:style-name="P21"/>
        </text:list-item>
      </text:list>
      <text:p text:style-name="P2">Dado que el trabajo que se está realizando actualmente en la asociación es exclusivamente voluntario, los recursos con los que contamos son humanos. Actualmente los recursos físicos y económicos son aportados por los <text:span text:style-name="T7">miembros</text:span> de la asociación en el desarrollo de cada actividad (coste de desplazamientos, material informático, consumibles ...).</text:p>
      <text:p text:style-name="P2">Por ello la asociación tiene la necesidad de recursos para llevar a cabo las siguientes actividades:</text:p>
      <text:list xml:id="list1172917330" text:style-name="L7">
        <text:list-item>
          <text:p text:style-name="P20"><text:soft-page-break/>Aceleración del desarrollo del software mediante la contratación de personal con dedicación exclusiva.</text:p>
        </text:list-item>
        <text:list-item>
          <text:p text:style-name="P20">Difusión del proyecto mediante el montaje de stands en eventos informáticos i empresariales.</text:p>
        </text:list-item>
        <text:list-item>
          <text:p text:style-name="P20">Difusión del proyecto mediante artículos en publicaciones orientadas a PYMEs.</text:p>
        </text:list-item>
        <text:list-item>
          <text:p text:style-name="P20">Promoción del proyecto mediante distribución de artículos de merchandising (Camisetas, gorras, pins, llaveros ...).</text:p>
        </text:list-item>
        <text:list-item>
          <text:p text:style-name="P20">Creación de un Live-CD de demostración.</text:p>
        </text:list-item>
        <text:list-item>
          <text:p text:style-name="P20">Organización de eventos, charlas, cursos, para la promoción del software empresarial libre.</text:p>
          <text:p text:style-name="P20"/>
        </text:list-item>
      </text:list>
      <text:p text:style-name="IGLUES._20_Capitulo_20_1">Referencias</text:p>
      <table:table table:name="Tabla3" table:style-name="Tabla3">
        <table:table-column table:style-name="Tabla3.A"/>
        <table:table-column table:style-name="Tabla3.B"/>
        <table:table-row>
          <table:table-cell office:value-type="string">
            <text:p text:style-name="P10">Página web de la asociación</text:p>
          </table:table-cell>
          <table:table-cell office:value-type="string">
            <text:p text:style-name="P9"><text:a xlink:type="simple" xlink:href="http://www.iglues.org/"><text:span text:style-name="T2">http://www.iglues.org</text:span></text:a></text:p>
          </table:table-cell>
        </table:table-row>
        <table:table-row>
          <table:table-cell office:value-type="string">
            <text:p text:style-name="P10">Lista de correo</text:p>
          </table:table-cell>
          <table:table-cell office:value-type="string">
            <text:p text:style-name="P9"><text:a xlink:type="simple" xlink:href="http://llistes.bulma.net/pipermail/bulmages/"><text:span text:style-name="T2">http://llistes.bulma.net/pipermail/bulmages/</text:span></text:a></text:p>
          </table:table-cell>
        </table:table-row>
        <table:table-row>
          <table:table-cell office:value-type="string">
            <text:p text:style-name="P10">Free Software Foundation</text:p>
          </table:table-cell>
          <table:table-cell office:value-type="string">
            <text:p text:style-name="P9"><text:a xlink:type="simple" xlink:href="http://www.fsfeurope.org/"><text:span text:style-name="T2">http://www.fsfeurope.org/</text:span></text:a></text:p>
          </table:table-cell>
        </table:table-row>
        <table:table-row>
          <table:table-cell office:value-type="string">
            <text:p text:style-name="P10">Licencia GPL</text:p>
          </table:table-cell>
          <table:table-cell office:value-type="string">
            <text:p text:style-name="P9"><text:a xlink:type="simple" xlink:href="http://www.gnu.org/licenses/gpl.html"><text:span text:style-name="T2">http://www.gnu.org/licenses/gpl.html</text:span></text:a></text:p>
          </table:table-cell>
        </table:table-row>
      </table:table>
      <text:p text:style-name="P2"/>
      <text:p text:style-name="P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pitch="variable" style:font-charset="x-symbol"/>
    <style:font-face style:name="Tahoma1" svg:font-family="Tahoma, Lucidasans, 'Lucida Sans', 'Arial Unicode MS'"/>
    <style:font-face style:name="Nimbus Mono L" svg:font-family="'Nimbus Mono L'" style:font-adornments="Predeterminado" style:font-pitch="fixed"/>
    <style:font-face style:name="Courier New" svg:font-family="'Courier New'" style:font-family-generic="modern" style:font-pitch="fixed"/>
    <style:font-face style:name="Bitstream Vera Sans1" svg:font-family="'Bitstream Vera Sans'" style:font-pitch="variable"/>
    <style:font-face style:name="Mincho" svg:font-family="Mincho" style:font-pitch="variable"/>
    <style:font-face style:name="Nimbus Roman No9 L1" svg:font-family="'Nimbus Roman No9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Nimbus Roman No9 L" fo:font-size="12pt" fo:language="es" fo:country="E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left="0cm" fo:margin-right="0cm" fo:text-align="justify" style:justify-single-word="false" fo:hyphenation-ladder-count="3" fo:text-indent="0.499cm" style:auto-text-indent="true" style:page-number="auto"/>
      <style:text-properties fo:font-size="10.5pt" fo:hyphenate="true" fo:hyphenation-remain-char-count="3" fo:hyphenation-push-char-count="2"/>
    </style:style>
    <style:style style:name="Text_20_body" style:display-name="Text body" style:family="paragraph" style:parent-style-name="Standard" style:class="text">
      <style:paragraph-properties fo:margin-top="0cm" fo:margin-bottom="0.212cm" style:register-true="true"/>
    </style:style>
    <style:style style:name="Signature" style:family="paragraph" style:parent-style-name="Standard" style:class="text">
      <style:paragraph-properties fo:margin-left="0cm" fo:margin-right="0cm" fo:text-align="center" style:justify-single-word="false" fo:text-indent="0cm" style:auto-text-indent="false" text:number-lines="false" text:line-number="0"/>
      <style:text-properties fo:font-variant="small-caps" fo:font-size="14pt" fo:font-style="italic"/>
    </style:style>
    <style:style style:name="List_20_Indent" style:display-name="List Indent" style:family="paragraph" style:parent-style-name="Text_20_body" style:class="text">
      <style:paragraph-properties fo:margin-left="5.001cm" fo:margin-right="0cm" style:register-true="tru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variant="small-cap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master-page-name="">
      <style:paragraph-properties fo:margin-left="0cm" fo:margin-right="0cm" fo:text-align="center" style:justify-single-word="false" fo:hyphenation-ladder-count="3" fo:text-indent="0cm" style:auto-text-indent="false" style:page-number="auto"/>
      <style:text-properties fo:font-size="24pt" fo:font-weight="bold" style:font-size-asian="18pt" style:font-weight-asian="bold" style:font-size-complex="18pt" style:font-weight-complex="bold" fo:hyphenate="false" fo:hyphenation-remain-char-count="3" fo:hyphenation-push-char-count="2"/>
    </style:style>
    <style:style style:name="Subtitle" style:family="paragraph" style:parent-style-name="Heading" style:next-style-name="Text_20_body" style:class="chapter" style:master-page-name="">
      <style:paragraph-properties fo:margin-left="0cm" fo:margin-right="0cm" fo:text-align="center" style:justify-single-word="false" fo:hyphenation-ladder-count="3" fo:text-indent="0cm" style:auto-text-indent="false" style:page-number="auto"/>
      <style:text-properties fo:font-size="16pt" fo:font-style="normal" style:font-size-asian="14pt" style:font-style-asian="italic" style:font-size-complex="14pt" style:font-style-complex="italic" fo:hyphenate="false" fo:hyphenation-remain-char-count="3" fo:hyphenation-push-char-count="2"/>
    </style:style>
    <style:style style:name="IGLUES._20_Capitulo_20_1" style:display-name="IGLUES. Capitulo 1" style:family="paragraph" style:parent-style-name="Standard" style:master-page-name="">
      <style:paragraph-properties fo:margin-left="0cm" fo:margin-right="0cm" fo:margin-top="0cm" fo:margin-bottom="0cm" fo:text-align="start" style:justify-single-word="false" fo:keep-together="always" fo:hyphenation-ladder-count="3" style:register-true="false" fo:text-indent="0cm" style:auto-text-indent="false" style:page-number="auto" fo:break-before="auto" fo:break-after="auto" fo:background-color="transparent">
        <style:tab-stops/>
        <style:background-image/>
      </style:paragraph-properties>
      <style:text-properties fo:color="#000080" fo:font-size="12pt" fo:font-weight="bold" fo:hyphenate="false" fo:hyphenation-remain-char-count="3" fo:hyphenation-push-char-count="2"/>
    </style:style>
    <style:style style:name="IGLUES._20_Lista" style:display-name="IGLUES. Lista" style:family="paragraph" style:parent-style-name="Standard" style:master-page-name="">
      <style:paragraph-properties fo:margin-left="0.499cm" fo:margin-right="0cm" fo:hyphenation-ladder-count="3" style:register-true="false" fo:text-indent="0cm" style:auto-text-indent="false" style:page-number="auto"/>
      <style:text-properties fo:hyphenate="true" fo:hyphenation-remain-char-count="3" fo:hyphenation-push-char-count="2"/>
    </style:style>
    <style:style style:name="IGLUES._20_Parrafo" style:display-name="IGLUES. Parrafo" style:family="paragraph" style:parent-style-name="Standard">
      <style:paragraph-properties style:register-true="false"/>
    </style:style>
    <style:style style:name="Default_7e_LT_7e_Untertitel" style:display-name="Default~LT~Untertitel" style:family="paragraph" style:parent-style-name="Standard">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Default_7e_LT_7e_Gliederung_20_1" style:display-name="Default~LT~Gliederung 1" style:family="paragraph" style:parent-style-name="Standard">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IGLUES._20_Centrado" style:display-name="IGLUES. Centrado" style:family="paragraph" style:parent-style-name="IGLUES._20_Parrafo">
      <style:paragraph-properties fo:margin-left="0cm" fo:margin-right="0cm" fo:text-align="center" style:justify-single-word="false" fo:text-indent="0cm" style:auto-text-indent="false"/>
    </style:style>
    <style:style style:name="IGLUES._20_Capitulo_20_1.1" style:display-name="IGLUES. Capitulo 1.1" style:family="paragraph" style:parent-style-name="IGLUES._20_Capitulo_20_1">
      <style:text-properties fo:font-variant="small-caps" fo:font-style="italic" fo:font-weight="normal"/>
    </style:style>
    <style:style style:name="IGLUES._20_Capitulo_20_1.1.1" style:display-name="IGLUES. Capitulo 1.1.1" style:family="paragraph" style:parent-style-name="IGLUES._20_Capitulo_20_1.1">
      <style:text-properties fo:font-variant="normal" fo:text-transform="none" fo:font-size="10.5pt" fo:font-style="normal"/>
    </style:style>
    <style:style style:name="IGLUES._20_Bibliografia" style:display-name="IGLUES. Bibliografia" style:family="paragraph" style:parent-style-name="IGLUES._20_Lista" style:master-page-name="">
      <style:paragraph-properties fo:margin-left="0.499cm" fo:margin-right="0cm" fo:text-align="start" style:justify-single-word="false" fo:hyphenation-ladder-count="3" fo:text-indent="-0.499cm" style:auto-text-indent="false" style:page-number="auto">
        <style:tab-stops/>
      </style:paragraph-properties>
      <style:text-properties fo:hyphenate="false" fo:hyphenation-remain-char-count="3" fo:hyphenation-push-char-count="2"/>
    </style:style>
    <style:style style:name="IGLUES._20_Comandos" style:display-name="IGLUES. Comandos" style:family="paragraph" style:parent-style-name="IGLUES._20_Parrafo" style:next-style-name="IGLUES._20_Parrafo" style:master-page-name="">
      <style:paragraph-properties fo:margin-left="0.499cm" fo:margin-right="0.499cm" fo:text-align="start" style:justify-single-word="false" fo:hyphenation-ladder-count="3" fo:text-indent="0cm" style:auto-text-indent="false" style:page-number="auto" fo:background-color="transparent" fo:padding="0.049cm" fo:border="0.035cm solid #000080">
        <style:tab-stops/>
        <style:background-image/>
      </style:paragraph-properties>
      <style:text-properties style:font-name="Nimbus Mono L" fo:font-size="8pt" style:text-scale="85%" fo:hyphenate="false" fo:hyphenation-remain-char-count="3"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MP2" style:family="paragraph" style:parent-style-name="Header">
      <style:paragraph-properties fo:margin-left="0cm" fo:margin-right="0cm" fo:line-height="100%" fo:text-indent="0cm" style:auto-text-indent="false">
        <style:tab-stops>
          <style:tab-stop style:position="6.403cm" style:type="center"/>
          <style:tab-stop style:position="12.654cm" style:type="right"/>
          <style:tab-stop style:position="16.999cm" style:type="right"/>
        </style:tab-stops>
      </style:paragraph-properties>
    </style:style>
    <style:style style:name="MP3" style:family="paragraph" style:parent-style-name="Header">
      <style:paragraph-properties fo:margin-left="0cm" fo:margin-right="0cm" fo:line-height="100%" fo:text-indent="0cm" style:auto-text-indent="false">
        <style:tab-stops>
          <style:tab-stop style:position="6.481cm" style:type="center"/>
          <style:tab-stop style:position="12.693cm" style:type="right"/>
          <style:tab-stop style:position="16.999cm" style:type="right"/>
        </style:tab-stops>
      </style:paragraph-properties>
    </style:style>
    <style:style style:name="MT1" style:family="text">
      <style:text-properties fo:font-size="12pt" fo:font-weight="bold" style:font-size-asian="12pt" style:font-weight-asian="bold" style:font-size-complex="12pt" style:font-weight-complex="bold"/>
    </style:style>
    <style:style style:name="MT2" style:family="text">
      <style:text-properties style:font-name="Nimbus Roman No9 L1" style:font-name-asian="Nimbus Roman No9 L1" style:font-name-complex="Nimbus Roman No9 L1"/>
    </style:style>
    <style:style style:name="MT3" style:family="text">
      <style:text-properties style:font-name="Nimbus Roman No9 L1" fo:font-size="14pt" style:font-name-asian="Nimbus Roman No9 L1" style:font-size-asian="14pt" style:font-name-complex="Nimbus Roman No9 L1" style:font-size-complex="14pt"/>
    </style:style>
    <style:style style:name="MT4" style:family="text">
      <style:text-properties style:font-name="Nimbus Roman No9 L1" fo:font-size="10.5pt" style:font-name-asian="Nimbus Roman No9 L1" style:font-size-asian="10.5pt" style:font-name-complex="Nimbus Roman No9 L1" style:font-size-complex="10.5pt"/>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background-image/>
        <style:columns fo:column-count="1" fo:column-gap="0cm"/>
      </style:graphic-properties>
    </style:style>
    <style:style style:name="M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16.251cm" fo:page-height="22.5cm" style:num-format="1" style:print-orientation="portrait" fo:margin-top="2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header-footer-properties svg:height="4.999cm" fo:margin-left="0cm" fo:margin-right="0cm" fo:margin-top="0.499cm" style:dynamic-spacing="false"/>
      </style:footer-style>
    </style:page-layout>
    <style:page-layout style:name="Mpm3" style:page-usage="mirrored">
      <style:page-layout-properties fo:page-width="16.251cm" fo:page-height="22.5cm" style:num-format="1" style:print-orientation="portrait" fo:margin-top="2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page-layout>
    <style:page-layout style:name="Mpm4" style:page-usage="mirrored">
      <style:page-layout-properties fo:page-width="16.251cm" fo:page-height="22.5cm" style:num-format="1" style:print-orientation="portrait" fo:margin-top="6.001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page-layout>
    <style:page-layout style:name="Mpm5" style:page-usage="mirrored">
      <style:page-layout-properties fo:page-width="16.251cm" fo:page-height="22.5cm" style:num-format="1" style:print-orientation="portrait" fo:margin-top="2cm" fo:margin-bottom="1.9cm" fo:margin-left="2cm" fo:margin-right="1.499cm" style:register-truth-ref-style-name="Text_20_body" style:writing-mode="lr-tb" style:footnote-max-height="0cm">
        <style:footnote-sep style:width="0.018cm" style:distance-before-sep="0.101cm" style:distance-after-sep="0.101cm" style:adjustment="left" style:rel-width="10%" style:color="#000000"/>
      </style:page-layout-properties>
      <style:header-style>
        <style:header-footer-properties svg:height="1.998cm" fo:margin-left="0cm" fo:margin-right="0cm" fo:margin-bottom="0.499cm" fo:border-top="none" fo:border-bottom="0.176cm solid #000080" fo:border-left="none" fo:border-right="none" fo:padding="0.049cm" style:dynamic-spacing="false"/>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glues_5f_1_20_Portadilla" style:display-name="iglues_1 Portadilla" style:page-layout-name="Mpm2">
      <style:footer>
        <text:p text:style-name="Footer"><draw:frame draw:style-name="Mfr1" draw:name="Marco1" text:anchor-type="paragraph" svg:x="0.399cm" svg:y="0cm" svg:width="11.668cm" svg:height="4.202cm" draw:z-index="1"><draw:text-box><text:p text:style-name="MP1"><draw:frame draw:style-name="Mfr2" draw:name="Imagen4" text:anchor-type="as-char" svg:width="6.706cm" svg:height="3.508cm" draw:z-index="2"><draw:image xlink:href="Pictures/1000020100000829000004450CC4F751.png" xlink:type="simple" xlink:show="embed" xlink:actuate="onLoad"/></draw:frame></text:p><text:p text:style-name="MP1">[<text:span text:style-name="MT1">I</text:span>niciativa de <text:span text:style-name="MT1">G</text:span>estión <text:span text:style-name="MT1">L</text:span>ibre y <text:span text:style-name="MT1">U</text:span>niversal para <text:span text:style-name="MT1">E</text:span>mpresas y <text:span text:style-name="MT1">S</text:span>ociedades]</text:p></draw:text-box></draw:frame></text:p>
      </style:footer>
    </style:master-page>
    <style:master-page style:name="iglues_5f_0_20_blanca" style:display-name="iglues_0 blanca" style:page-layout-name="Mpm3"/>
    <style:master-page style:name="iglues_5f_2_20_Capitulo_20_-_20_primera_20_pagina" style:display-name="iglues_2 Capitulo - primera pagina" style:page-layout-name="Mpm4" style:next-style-name="iglues_5f_3_20_Capitulo_20_-_20_recto-verso"/>
    <style:master-page style:name="iglues_5f_3_20_Capitulo_20_-_20_recto-verso" style:display-name="iglues_3 Capitulo - recto-verso" style:page-layout-name="Mpm5">
      <style:header>
        <text:p text:style-name="MP2"><draw:frame draw:style-name="Mfr3" draw:name="Imagen2" text:anchor-type="paragraph" svg:x="0.062cm" svg:y="0cm" svg:width="2.281cm" svg:height="1.191cm" draw:z-index="0"><draw:image xlink:href="Pictures/10000201000000C900000069D8B5756D.png" xlink:type="simple" xlink:show="embed" xlink:actuate="onLoad"/></draw:frame><text:title>Presentación</text:title><text:initial-creator/></text:p>
        <text:p text:style-name="MP2"><text:span text:style-name="MT2"><text:tab/>—</text:span> <text:initial-creator/><text:user-defined text:name="Info 1">IGLUES</text:user-defined> <text:span text:style-name="MT2">—<text:tab/></text:span><text:span text:style-name="MT3"><text:page-number text:select-page="current">6</text:page-number></text:span></text:p>
      </style:header>
      <style:header-left>
        <text:p text:style-name="MP3"><draw:frame draw:style-name="Mfr3" draw:name="Imagen1" text:anchor-type="paragraph" svg:x="10.273cm" svg:y="0cm" svg:width="2.408cm" svg:height="1.258cm" draw:z-index="3"><draw:image xlink:href="Pictures/10000201000000C900000069D8B5756D.png" xlink:type="simple" xlink:show="embed" xlink:actuate="onLoad"/></draw:frame><text:span text:style-name="MT4"><text:title>Presentación</text:title></text:span><text:span text:style-name="MT3"><text:initial-creator/></text:span></text:p>
        <text:p text:style-name="MP3"><text:span text:style-name="MT3"><text:page-number text:select-page="current">6</text:page-number></text:span><text:span text:style-name="MT2"><text:tab/>—</text:span> <text:initial-creator/><text:user-defined text:name="Info 1">IGLUES</text:user-defined> <text:span text:style-name="MT2">—<text:tab/></text:span></text:p>
      </style:header-left>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Presentación</dc:title>
    <dc:subject>Iniciativa de Gestión Libre y Universal para Empresas y Sociedades</dc:subject>
    <meta:creation-date>2005-02-21T19:57:02</meta:creation-date>
    <dc:date>2005-03-09T10:22:22</dc:date>
    <dc:language>es-ES</dc:language>
    <meta:editing-cycles>9</meta:editing-cycles>
    <meta:editing-duration>PT9M36S</meta:editing-duration>
    <meta:document-statistic meta:character-count="6657" meta:image-count="3" meta:object-count="0" meta:page-count="6" meta:paragraph-count="87" meta:table-count="1" meta:word-count="1025"/>
    <meta:user-defined meta:name="Info 1">IGLUES</meta:user-defined>
    <meta:user-defined meta:name="Info 2"/>
    <meta:user-defined meta:name="Info 3"/>
    <meta:user-defined meta:name="Info 4"/>
  </office:meta>
</office:document-meta>
</file>